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12f350" officeooo:paragraph-rsid="0012f350"/>
    </style:style>
    <style:style style:name="P8" style:family="paragraph" style:parent-style-name="Text_20_body">
      <style:text-properties officeooo:rsid="000d8ae4" officeooo:paragraph-rsid="000d8ae4"/>
    </style:style>
    <style:style style:name="P9" style:family="paragraph" style:parent-style-name="Text_20_body">
      <style:text-properties fo:font-style="italic" officeooo:rsid="000f2e62" officeooo:paragraph-rsid="000f2e62" style:font-style-asian="italic" style:font-style-complex="italic"/>
    </style:style>
    <style:style style:name="P10" style:family="paragraph" style:parent-style-name="Text_20_body">
      <style:text-properties fo:font-style="italic" officeooo:rsid="0012f350" officeooo:paragraph-rsid="0012f350" style:font-style-asian="italic" style:font-style-complex="italic"/>
    </style:style>
    <style:style style:name="P11" style:family="paragraph" style:parent-style-name="Text_20_body">
      <style:text-properties officeooo:rsid="0016b9db" officeooo:paragraph-rsid="0012f350"/>
    </style:style>
    <style:style style:name="P12" style:family="paragraph" style:parent-style-name="Text_20_body">
      <style:text-properties officeooo:rsid="0016b9db" officeooo:paragraph-rsid="0016b9db"/>
    </style:style>
    <style:style style:name="P13" style:family="paragraph" style:parent-style-name="Text_20_body">
      <style:text-properties fo:font-style="normal" officeooo:rsid="000f2e62" officeooo:paragraph-rsid="000f2e62" style:font-style-asian="normal" style:font-style-complex="normal"/>
    </style:style>
    <style:style style:name="P14" style:family="paragraph" style:parent-style-name="Text_20_body">
      <style:text-properties fo:font-style="normal" officeooo:rsid="0012f350" officeooo:paragraph-rsid="0012f350" style:font-style-asian="normal" style:font-style-complex="normal"/>
    </style:style>
    <style:style style:name="P15" style:family="paragraph" style:parent-style-name="Text_20_body">
      <style:text-properties fo:font-style="normal" officeooo:rsid="0017a8de" officeooo:paragraph-rsid="0017a8de" style:font-style-asian="normal" style:font-style-complex="normal"/>
    </style:style>
    <style:style style:name="P16" style:family="paragraph" style:parent-style-name="Text_20_body">
      <style:text-properties fo:font-style="normal" officeooo:rsid="00197ee8" officeooo:paragraph-rsid="00197ee8" style:font-style-asian="normal" style:font-style-complex="normal"/>
    </style:style>
    <style:style style:name="P17" style:family="paragraph" style:parent-style-name="Text_20_body">
      <style:text-properties fo:font-style="normal" officeooo:rsid="001ab71d" officeooo:paragraph-rsid="001ab71d" style:font-style-asian="normal" style:font-style-complex="normal"/>
    </style:style>
    <style:style style:name="P18" style:family="paragraph" style:parent-style-name="Text_20_body">
      <style:text-properties fo:font-style="normal" officeooo:rsid="001cff65" officeooo:paragraph-rsid="001cff65" style:font-style-asian="normal" style:font-style-complex="normal"/>
    </style:style>
    <style:style style:name="P19" style:family="paragraph" style:parent-style-name="Text_20_body">
      <style:text-properties fo:font-style="normal" officeooo:rsid="0027924c" officeooo:paragraph-rsid="0030ef07" style:font-style-asian="normal" style:font-style-complex="normal"/>
    </style:style>
    <style:style style:name="P20" style:family="paragraph" style:parent-style-name="Text_20_body">
      <style:text-properties fo:font-style="normal" officeooo:rsid="0027924c" officeooo:paragraph-rsid="0027924c" style:font-style-asian="normal" style:font-style-complex="normal"/>
    </style:style>
    <style:style style:name="P21" style:family="paragraph" style:parent-style-name="Table_20_Contents">
      <style:text-properties officeooo:rsid="001cff65" officeooo:paragraph-rsid="001cff65"/>
    </style:style>
    <style:style style:name="P22" style:family="paragraph" style:parent-style-name="Text_20_body">
      <style:text-properties officeooo:rsid="001cff65" officeooo:paragraph-rsid="001cff65"/>
    </style:style>
    <style:style style:name="P23" style:family="paragraph" style:parent-style-name="Text_20_body">
      <style:text-properties officeooo:rsid="001ddc1f" officeooo:paragraph-rsid="001ddc1f"/>
    </style:style>
    <style:style style:name="P24" style:family="paragraph" style:parent-style-name="Text_20_body">
      <style:text-properties officeooo:rsid="00223bb1" officeooo:paragraph-rsid="00223bb1"/>
    </style:style>
    <style:style style:name="P25" style:family="paragraph" style:parent-style-name="Text_20_body">
      <style:text-properties officeooo:paragraph-rsid="001cff65"/>
    </style:style>
    <style:style style:name="P26" style:family="paragraph" style:parent-style-name="Text_20_body">
      <style:text-properties officeooo:rsid="001d4a3e" officeooo:paragraph-rsid="001d4a3e"/>
    </style:style>
    <style:style style:name="P27" style:family="paragraph" style:parent-style-name="Text_20_body">
      <style:text-properties officeooo:rsid="001f2510" officeooo:paragraph-rsid="001f2510"/>
    </style:style>
    <style:style style:name="P28" style:family="paragraph" style:parent-style-name="Text_20_body">
      <style:text-properties officeooo:rsid="001f948f" officeooo:paragraph-rsid="001f948f"/>
    </style:style>
    <style:style style:name="P29" style:family="paragraph" style:parent-style-name="Text_20_body">
      <style:text-properties officeooo:rsid="0027924c" officeooo:paragraph-rsid="0027924c"/>
    </style:style>
    <style:style style:name="P30" style:family="paragraph" style:parent-style-name="Text_20_body">
      <style:text-properties officeooo:rsid="0027924c" officeooo:paragraph-rsid="002c1f9a"/>
    </style:style>
    <style:style style:name="P31" style:family="paragraph" style:parent-style-name="Text_20_body">
      <style:text-properties officeooo:rsid="0027924c" officeooo:paragraph-rsid="0030ef07"/>
    </style:style>
    <style:style style:name="P32" style:family="paragraph" style:parent-style-name="Heading_20_1">
      <style:text-properties officeooo:rsid="000aa92d" officeooo:paragraph-rsid="000aa92d"/>
    </style:style>
    <style:style style:name="P33" style:family="paragraph" style:parent-style-name="Heading_20_1">
      <style:paragraph-properties fo:break-before="page"/>
      <style:text-properties officeooo:rsid="000aa92d" officeooo:paragraph-rsid="000aa92d"/>
    </style:style>
    <style:style style:name="P34" style:family="paragraph" style:parent-style-name="Heading_20_1">
      <style:paragraph-properties fo:break-before="page"/>
      <style:text-properties officeooo:rsid="000b8a6b" officeooo:paragraph-rsid="000b8a6b"/>
    </style:style>
    <style:style style:name="P35" style:family="paragraph" style:parent-style-name="Heading_20_1">
      <style:paragraph-properties fo:break-before="page"/>
      <style:text-properties officeooo:rsid="001cff65" officeooo:paragraph-rsid="001cff65"/>
    </style:style>
    <style:style style:name="P36" style:family="paragraph" style:parent-style-name="Heading_20_2">
      <style:paragraph-properties fo:break-before="page"/>
      <style:text-properties officeooo:rsid="001cff65" officeooo:paragraph-rsid="001cff65"/>
    </style:style>
    <style:style style:name="P37" style:family="paragraph" style:parent-style-name="Heading_20_2">
      <style:paragraph-properties fo:break-before="page"/>
      <style:text-properties officeooo:rsid="001ddc1f" officeooo:paragraph-rsid="001ddc1f"/>
    </style:style>
    <style:style style:name="P38" style:family="paragraph" style:parent-style-name="Heading_20_2">
      <style:paragraph-properties fo:break-before="page"/>
      <style:text-properties officeooo:rsid="0011d1ed" officeooo:paragraph-rsid="0011d1ed"/>
    </style:style>
    <style:style style:name="P39" style:family="paragraph" style:parent-style-name="Heading_20_2">
      <style:paragraph-properties fo:break-before="page"/>
      <style:text-properties officeooo:rsid="00390ddd" officeooo:paragraph-rsid="00390ddd"/>
    </style:style>
    <style:style style:name="P40" style:family="paragraph" style:parent-style-name="Heading_20_2">
      <style:paragraph-properties fo:break-before="page"/>
      <style:text-properties officeooo:rsid="004118ea" officeooo:paragraph-rsid="004118ea"/>
    </style:style>
    <style:style style:name="P41" style:family="paragraph" style:parent-style-name="Heading_20_3" style:list-style-name="">
      <style:text-properties officeooo:rsid="001ddc1f" officeooo:paragraph-rsid="001ddc1f"/>
    </style:style>
    <style:style style:name="P42" style:family="paragraph" style:parent-style-name="Heading_20_3">
      <style:paragraph-properties fo:break-before="page"/>
      <style:text-properties officeooo:rsid="001ddc1f" officeooo:paragraph-rsid="001ddc1f"/>
    </style:style>
    <style:style style:name="P43" style:family="paragraph" style:parent-style-name="Heading_20_3">
      <style:paragraph-properties fo:break-before="page"/>
      <style:text-properties officeooo:rsid="0012f350" officeooo:paragraph-rsid="0012f350"/>
    </style:style>
    <style:style style:name="P44" style:family="paragraph" style:parent-style-name="Heading_20_3">
      <style:paragraph-properties fo:break-before="page"/>
      <style:text-properties officeooo:rsid="0012f350" officeooo:paragraph-rsid="0016b9db"/>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rsid="004118ea" officeooo:paragraph-rsid="004118ea"/>
    </style:style>
    <style:style style:name="P47" style:family="paragraph" style:parent-style-name="Heading_20_4">
      <style:text-properties officeooo:rsid="001cff65" officeooo:paragraph-rsid="001cff65"/>
    </style:style>
    <style:style style:name="P48" style:family="paragraph" style:parent-style-name="Heading_20_4">
      <style:text-properties officeooo:rsid="0012f350" officeooo:paragraph-rsid="0012f350"/>
    </style:style>
    <style:style style:name="P49" style:family="paragraph" style:parent-style-name="Heading_20_4">
      <style:text-properties officeooo:rsid="0017a8de" officeooo:paragraph-rsid="0017a8de"/>
    </style:style>
    <style:style style:name="P50" style:family="paragraph" style:parent-style-name="Heading_20_4">
      <style:paragraph-properties fo:break-before="page"/>
    </style:style>
    <style:style style:name="P51" style:family="paragraph" style:parent-style-name="Heading_20_5">
      <style:text-properties officeooo:rsid="001448d0" officeooo:paragraph-rsid="001448d0"/>
    </style:style>
    <style:style style:name="P52" style:family="paragraph" style:parent-style-name="Heading_20_5">
      <style:text-properties officeooo:rsid="0017a8de" officeooo:paragraph-rsid="0017a8de"/>
    </style:style>
    <style:style style:name="P53" style:family="paragraph" style:parent-style-name="Text_20_body" style:list-style-name="L1">
      <style:text-properties officeooo:rsid="000b8a6b" officeooo:paragraph-rsid="000b8a6b"/>
    </style:style>
    <style:style style:name="P54" style:family="paragraph" style:parent-style-name="Text_20_body" style:list-style-name="L2">
      <style:text-properties officeooo:rsid="000b8a6b" officeooo:paragraph-rsid="000b8a6b"/>
    </style:style>
    <style:style style:name="P55" style:family="paragraph" style:parent-style-name="Text_20_body">
      <style:text-properties officeooo:rsid="000b8a6b" officeooo:paragraph-rsid="000b8a6b"/>
    </style:style>
    <style:style style:name="P56" style:family="paragraph" style:parent-style-name="Text_20_body" style:list-style-name="L1">
      <style:text-properties officeooo:rsid="001cff65" officeooo:paragraph-rsid="001cff65"/>
    </style:style>
    <style:style style:name="P57" style:family="paragraph" style:parent-style-name="Text_20_body" style:list-style-name="L3">
      <style:text-properties officeooo:rsid="001cff65" officeooo:paragraph-rsid="001cff65"/>
    </style:style>
    <style:style style:name="P58" style:family="paragraph" style:parent-style-name="Text_20_body">
      <style:text-properties officeooo:rsid="001cff65" officeooo:paragraph-rsid="001cff65"/>
    </style:style>
    <style:style style:name="P59" style:family="paragraph" style:parent-style-name="Text_20_body" style:list-style-name="L1">
      <style:text-properties officeooo:rsid="001e7ac0" officeooo:paragraph-rsid="001e7ac0"/>
    </style:style>
    <style:style style:name="P60" style:family="paragraph" style:parent-style-name="Text_20_body" style:list-style-name="L1">
      <style:text-properties officeooo:rsid="002438a5" officeooo:paragraph-rsid="002438a5"/>
    </style:style>
    <style:style style:name="P61" style:family="paragraph" style:parent-style-name="Text_20_body">
      <style:text-properties fo:font-style="italic" officeooo:rsid="003601ea" officeooo:paragraph-rsid="003601ea" style:font-style-asian="italic" style:font-style-complex="italic"/>
    </style:style>
    <style:style style:name="P62" style:family="paragraph" style:parent-style-name="Text_20_body">
      <style:text-properties fo:font-style="italic" officeooo:rsid="00507db3" officeooo:paragraph-rsid="00507db3" style:font-style-asian="italic" style:font-style-complex="italic"/>
    </style:style>
    <style:style style:name="P63" style:family="paragraph" style:parent-style-name="Text_20_body">
      <style:text-properties fo:font-style="italic" officeooo:rsid="00526a2f" officeooo:paragraph-rsid="00526a2f" style:font-style-asian="italic" style:font-style-complex="italic"/>
    </style:style>
    <style:style style:name="P64" style:family="paragraph" style:parent-style-name="Text_20_body">
      <style:text-properties fo:font-style="normal" officeooo:rsid="00446d17" officeooo:paragraph-rsid="00446d17" style:font-style-asian="normal" style:font-style-complex="normal"/>
    </style:style>
    <style:style style:name="P65" style:family="paragraph" style:parent-style-name="Text_20_body" style:list-style-name="L1">
      <style:text-properties officeooo:rsid="0037f1e6" officeooo:paragraph-rsid="0037f1e6"/>
    </style:style>
    <style:style style:name="P66" style:family="paragraph" style:parent-style-name="Text_20_body">
      <style:text-properties officeooo:rsid="00390ddd" officeooo:paragraph-rsid="00390ddd"/>
    </style:style>
    <style:style style:name="P67" style:family="paragraph" style:parent-style-name="Text_20_body" style:list-style-name="L5">
      <style:text-properties officeooo:rsid="00390ddd" officeooo:paragraph-rsid="00390ddd"/>
    </style:style>
    <style:style style:name="P68" style:family="paragraph" style:parent-style-name="Text_20_body">
      <style:text-properties officeooo:rsid="00390ddd" officeooo:paragraph-rsid="003b4e5f"/>
    </style:style>
    <style:style style:name="P69" style:family="paragraph" style:parent-style-name="Text_20_body">
      <style:text-properties officeooo:rsid="00391c59" officeooo:paragraph-rsid="00390ddd"/>
    </style:style>
    <style:style style:name="P70" style:family="paragraph" style:parent-style-name="Text_20_body">
      <style:text-properties officeooo:rsid="00391c59" officeooo:paragraph-rsid="00391c59"/>
    </style:style>
    <style:style style:name="P71" style:family="paragraph" style:parent-style-name="Text_20_body">
      <style:text-properties officeooo:rsid="0039d744" officeooo:paragraph-rsid="0039d744"/>
    </style:style>
    <style:style style:name="P72" style:family="paragraph" style:parent-style-name="Text_20_body">
      <style:text-properties officeooo:rsid="003b4e5f" officeooo:paragraph-rsid="003b4e5f"/>
    </style:style>
    <style:style style:name="P73" style:family="paragraph" style:parent-style-name="Text_20_body">
      <style:text-properties officeooo:rsid="003ccb39" officeooo:paragraph-rsid="003ccb39"/>
    </style:style>
    <style:style style:name="P74" style:family="paragraph" style:parent-style-name="Text_20_body" style:list-style-name="L2">
      <style:text-properties officeooo:rsid="004085e1" officeooo:paragraph-rsid="004085e1"/>
    </style:style>
    <style:style style:name="P75" style:family="paragraph" style:parent-style-name="Text_20_body">
      <style:text-properties officeooo:rsid="001ddc1f" officeooo:paragraph-rsid="001ddc1f"/>
    </style:style>
    <style:style style:name="P76" style:family="paragraph" style:parent-style-name="Text_20_body">
      <style:text-properties officeooo:rsid="004118ea" officeooo:paragraph-rsid="004118ea"/>
    </style:style>
    <style:style style:name="P77" style:family="paragraph" style:parent-style-name="Text_20_body">
      <style:text-properties officeooo:rsid="00413b7c" officeooo:paragraph-rsid="00413b7c"/>
    </style:style>
    <style:style style:name="P78" style:family="paragraph" style:parent-style-name="Text_20_body">
      <style:text-properties officeooo:rsid="0042f582" officeooo:paragraph-rsid="0042f582"/>
    </style:style>
    <style:style style:name="P79" style:family="paragraph" style:parent-style-name="Text_20_body">
      <style:text-properties officeooo:rsid="00446d17" officeooo:paragraph-rsid="00446d17"/>
    </style:style>
    <style:style style:name="P80" style:family="paragraph" style:parent-style-name="Text_20_body">
      <style:text-properties officeooo:rsid="004c810c" officeooo:paragraph-rsid="004c810c"/>
    </style:style>
    <style:style style:name="P81" style:family="paragraph" style:parent-style-name="Text_20_body">
      <style:text-properties officeooo:rsid="00507db3" officeooo:paragraph-rsid="00507db3"/>
    </style:style>
    <style:style style:name="P82" style:family="paragraph" style:parent-style-name="Text_20_body">
      <style:text-properties officeooo:rsid="0054adaf" officeooo:paragraph-rsid="0054adaf"/>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italic" officeooo:rsid="004c927a"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e317c" style:font-style-asian="normal" style:font-style-complex="normal"/>
    </style:style>
    <style:style style:name="T11" style:family="text">
      <style:text-properties fo:font-style="normal" officeooo:rsid="002f82e3" style:font-style-asian="normal" style:font-style-complex="normal"/>
    </style:style>
    <style:style style:name="T12" style:family="text">
      <style:text-properties fo:font-style="normal" officeooo:rsid="004c810c" style:font-style-asian="normal" style:font-style-complex="normal"/>
    </style:style>
    <style:style style:name="T13" style:family="text">
      <style:text-properties fo:font-style="normal" officeooo:rsid="004c927a" style:font-style-asian="normal" style:font-style-complex="normal"/>
    </style:style>
    <style:style style:name="T14" style:family="text">
      <style:text-properties fo:font-style="normal" officeooo:rsid="00507db3" style:font-style-asian="normal" style:font-style-complex="normal"/>
    </style:style>
    <style:style style:name="T15" style:family="text">
      <style:text-properties fo:font-style="normal" officeooo:rsid="00521409" style:font-style-asian="normal" style:font-style-complex="normal"/>
    </style:style>
    <style:style style:name="T16" style:family="text">
      <style:text-properties fo:font-style="normal" officeooo:rsid="00526a2f" style:font-style-asian="normal" style:font-style-complex="normal"/>
    </style:style>
    <style:style style:name="T17" style:family="text">
      <style:text-properties fo:font-style="normal" officeooo:rsid="0053e2a7" style:font-style-asian="normal" style:font-style-complex="normal"/>
    </style:style>
    <style:style style:name="T18" style:family="text">
      <style:text-properties officeooo:rsid="00154cf3"/>
    </style:style>
    <style:style style:name="T19" style:family="text">
      <style:text-properties officeooo:rsid="0016b9db"/>
    </style:style>
    <style:style style:name="T20" style:family="text">
      <style:text-properties officeooo:rsid="0017a8de"/>
    </style:style>
    <style:style style:name="T21" style:family="text">
      <style:text-properties officeooo:rsid="001cff65"/>
    </style:style>
    <style:style style:name="T22" style:family="text">
      <style:text-properties officeooo:rsid="001d8ad7"/>
    </style:style>
    <style:style style:name="T23" style:family="text">
      <style:text-properties officeooo:rsid="002d33eb"/>
    </style:style>
    <style:style style:name="T24" style:family="text">
      <style:text-properties officeooo:rsid="00391c59"/>
    </style:style>
    <style:style style:name="T25" style:family="text">
      <style:text-properties officeooo:rsid="003b4e5f"/>
    </style:style>
    <style:style style:name="T26" style:family="text">
      <style:text-properties officeooo:rsid="003bf090"/>
    </style:style>
    <style:style style:name="T27" style:family="text">
      <style:text-properties officeooo:rsid="003ccb39"/>
    </style:style>
    <style:style style:name="T28" style:family="text">
      <style:text-properties fo:font-weight="normal" style:font-weight-asian="normal" style:font-weight-complex="normal"/>
    </style:style>
    <style:style style:name="T29" style:family="text">
      <style:text-properties fo:font-weight="normal" officeooo:rsid="004675ce" style:font-weight-asian="normal" style:font-weight-complex="normal"/>
    </style:style>
    <style:style style:name="T30" style:family="text">
      <style:text-properties fo:font-weight="normal" officeooo:rsid="0048a1c5" style:font-weight-asian="normal" style:font-weight-complex="normal"/>
    </style:style>
    <style:style style:name="T31" style:family="text">
      <style:text-properties officeooo:rsid="004c927a"/>
    </style:style>
    <style:style style:name="T32" style:family="text">
      <style:text-properties officeooo:rsid="004e14a5"/>
    </style:style>
    <style:style style:name="T33" style:family="text">
      <style:text-properties officeooo:rsid="004ea941"/>
    </style:style>
    <style:style style:name="T34" style:family="text">
      <style:text-properties officeooo:rsid="00507db3"/>
    </style:style>
    <style:style style:name="T35" style:family="text">
      <style:text-properties officeooo:rsid="00526a2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31">1 </text:span>Assembled Developer Manual</text:h>
      <text:p text:style-name="P2">5/10/2023</text:p>
      <text:p text:style-name="P2"/>
      <text:p text:style-name="P81"/>
      <text:h text:style-name="P33" text:outline-level="1"><text:span text:style-name="T31">2 </text:span>Contents</text:h>
      <text:p text:style-name="P2">This document contains the full documentation of all underlying functions <text:span text:style-name="T1">within the Assembled text editor.</text:span></text:p>
      <text:p text:style-name="P2"/>
      <text:list text:style-name="L1">
        <text:list-item>
          <text:p text:style-name="P53">Assembled Developer Manual</text:p>
        </text:list-item>
        <text:list-item>
          <text:p text:style-name="P53">Contents</text:p>
        </text:list-item>
        <text:list-item>
          <text:p text:style-name="P56">Configuration File Structure</text:p>
          <text:list>
            <text:list-item>
              <text:p text:style-name="P65">Configuration Syntax</text:p>
            </text:list-item>
            <text:list-item>
              <text:p text:style-name="P56">Keyboard Configuration</text:p>
            </text:list-item>
            <text:list-item>
              <text:p text:style-name="P59">Start Screen Configuration</text:p>
              <text:list>
                <text:list-item>
                  <text:p text:style-name="P60">background_off</text:p>
                </text:list-item>
                <text:list-item>
                  <text:p text:style-name="P60">logo_bmp:A</text:p>
                </text:list-item>
              </text:list>
            </text:list-item>
          </text:list>
        </text:list-item>
        <text:list-item>
          <text:p text:style-name="P53">Source Code Directory Structure</text:p>
          <text:list>
            <text:list-item>
              <text:p text:style-name="P56">Editor Half</text:p>
              <text:list>
                <text:list-item>
                  <text:p text:style-name="P60">config.c</text:p>
                </text:list-item>
                <text:list-item>
                  <text:p text:style-name="P60">functions.c</text:p>
                </text:list-item>
                <text:list-item>
                  <text:p text:style-name="P60">keyboard.c</text:p>
                </text:list-item>
              </text:list>
            </text:list-item>
            <text:list-item>
              <text:p text:style-name="P56">Interface Half</text:p>
            </text:list-item>
          </text:list>
        </text:list-item>
        <text:list-item>
          <text:p text:style-name="P53">Code Style</text:p>
        </text:list-item>
      </text:list>
      <text:p text:style-name="P3"/>
      <text:p text:style-name="Text_20_body"/>
      <text:h text:style-name="P35" text:outline-level="1"><text:span text:style-name="T31">3 </text:span>Configuration File Structure</text:h>
      <text:p text:style-name="P22">The structure of the configuration file is extremely simple:</text:p>
      <table:table table:name="Table1" table:style-name="Table1">
        <table:table-column table:style-name="Table1.A"/>
        <table:table-column table:style-name="Table1.B"/>
        <table:table-row>
          <table:table-cell table:style-name="Table1.A1" office:value-type="string">
            <text:p text:style-name="P21">Command</text:p>
          </table:table-cell>
          <table:table-cell table:style-name="Table1.B1" office:value-type="string">
            <text:p text:style-name="P21">Argument</text:p>
          </table:table-cell>
        </table:table-row>
        <table:table-row>
          <table:table-cell table:style-name="Table1.A2" office:value-type="string">
            <text:p text:style-name="P21">keyboard</text:p>
          </table:table-cell>
          <table:table-cell table:style-name="Table1.B2" office:value-type="string">
            <text:p text:style-name="P21">keyseq func-name:0x41,66,’c’</text:p>
          </table:table-cell>
        </table:table-row>
        <table:table-row>
          <table:table-cell table:style-name="Table1.A2" office:value-type="string">
            <text:p text:style-name="P21">start_screen</text:p>
          </table:table-cell>
          <table:table-cell table:style-name="Table1.B2" office:value-type="string">
            <text:p text:style-name="P21">background_disable</text:p>
          </table:table-cell>
        </table:table-row>
      </table:table>
      <text:p text:style-name="P22"/>
      <text:p text:style-name="P22">There are two columns separated by a tab. </text:p>
      <text:p text:style-name="P22">If a command begins with a ‘#’ symbol, then it is discarded.</text:p>
      <text:h text:style-name="P39" text:outline-level="2"><text:span text:style-name="T31">3.1 </text:span>Configuration Language Syntax</text:h>
      <text:p text:style-name="P66">HEX = 0x0123456789ABCDEF</text:p>
      <text:p text:style-name="P66">DECIMAL = 1234567890</text:p>
      <text:p text:style-name="P66">OCTAL = 01234567<text:span text:style-name="T24">0</text:span></text:p>
      <text:p text:style-name="P73">ASCII = Any ASCII character wrapped in single quotes (i.e. ‘A’).</text:p>
      <text:p text:style-name="P72">STRING LITERAL = <text:span text:style-name="T26">A series of alphanumeric characters including ‘_’ characters.</text:span></text:p>
      <text:p text:style-name="P71">** Whitespace is ignored. In this case, tabs don’t constitute whitespace **</text:p>
      <text:p text:style-name="P66">Program:</text:p>
      <text:p text:style-name="P66"><text:tab/>Command</text:p>
      <text:p text:style-name="P66"><text:tab/>Tab</text:p>
      <text:p text:style-name="P66"><text:tab/>Argument</text:p>
      <text:p text:style-name="P66"><text:tab/>Program</text:p>
      <text:p text:style-name="P66">Command:</text:p>
      <text:p text:style-name="P66"><text:tab/>String Literal (Keyword.CMD <text:span text:style-name="T26">*</text:span>):</text:p>
      <text:list text:style-name="L5">
        <text:list-item>
          <text:p text:style-name="P67">“keyboard”</text:p>
        </text:list-item>
        <text:list-item>
          <text:p text:style-name="P67">“start_screen”</text:p>
        </text:list-item>
        <text:list-item>
          <text:p text:style-name="P67">“themes”</text:p>
        </text:list-item>
      </text:list>
      <text:p text:style-name="P66">Argument:</text:p>
      <text:p text:style-name="P68"><text:tab/><text:span text:style-name="T25">STRING LITERAL</text:span> (Keyword.ARG <text:span text:style-name="T26">*</text:span>)</text:p>
      <text:p text:style-name="P68"><text:tab/>| <text:span text:style-name="T25">STRING LITERAL</text:span> (Keyword.ARG) ‘:’ Value</text:p>
      <text:p text:style-name="P66">Value:</text:p>
      <text:p text:style-name="P68"><text:tab/><text:span text:style-name="T25">STRING LITERAL </text:span><text:span text:style-name="T35">[, Value]</text:span></text:p>
      <text:p text:style-name="P66"><text:tab/>| Integer <text:span text:style-name="T35">[, Value]</text:span></text:p>
      <text:p text:style-name="P66"><text:tab/><text:span text:style-name="T27">| ASCII </text:span><text:span text:style-name="T35">[, Value]</text:span></text:p>
      <text:p text:style-name="P66">Integer:</text:p>
      <text:p text:style-name="P66"><text:tab/>HEX</text:p>
      <text:p text:style-name="P66"><text:tab/>| DECIMAL</text:p>
      <text:p text:style-name="P66"><text:tab/>| OCTAL</text:p>
      <text:p text:style-name="P69"/>
      <text:p text:style-name="P70"><text:soft-page-break/>* Keyword.CMD is a keyword which is recognized only in the command column.</text:p>
      <text:p text:style-name="P70">* Keyword.ARG is a keyword which is recognized only in the arguments column.</text:p>
      <text:p text:style-name="P70"><text:span text:style-name="T26">* </text:span>These keywords are specified in the sections below.</text:p>
      <text:p text:style-name="P80">* Comments</text:p>
      <text:h text:style-name="P36" text:outline-level="2"><text:span text:style-name="T31">3.2 </text:span>Keyboard Configuration</text:h>
      <text:p text:style-name="P26">To configure the keyboard, the command must be “keyboard” and the argument must follow this format: </text:p>
      <text:p text:style-name="P26"><text:tab/>keyseq <text:span text:style-name="T4">A</text:span>:<text:span text:style-name="T4">B</text:span></text:p>
      <text:p text:style-name="P26"><text:span text:style-name="T4">A</text:span> is the name of the function which should be called when the sequence of keys in <text:span text:style-name="T4">B</text:span> are pressed.</text:p>
      <text:p text:style-name="P26">An example of <text:span text:style-name="T4">B</text:span> is:</text:p>
      <text:p text:style-name="P26"><text:tab/>‘A’, 65, 0x41, <text:span text:style-name="T22">0102</text:span></text:p>
      <text:p text:style-name="P82">This list may do with or without the commas.</text:p>
      <text:h text:style-name="P37" text:outline-level="2"><text:span text:style-name="T31">3.3 </text:span>Start Screen Configuration</text:h>
      <text:p text:style-name="P23">To configure the start screen, the command must be “start_screen” and there are currently two arguments.</text:p>
      <text:h text:style-name="P41" text:outline-level="3"/>
      <text:h text:style-name="P42" text:outline-level="3"><text:span text:style-name="T31">3.3.1 </text:span>background_off</text:h>
      <text:p text:style-name="P23">This disables the background generation within the <text:span text:style-name="T25">start screen. The argument follows exactly with the heading.</text:span></text:p>
      <text:p text:style-name="P23"/>
      <text:h text:style-name="P42" text:outline-level="3"><text:span text:style-name="T32">3.3.2 </text:span>logo_bmp:<text:span text:style-name="T4">A</text:span></text:h>
      <text:p text:style-name="P23"><text:span text:style-name="T4">A</text:span> is the path to the 64x40 monochrome BMP to be used as the logo.</text:p>
      <text:p text:style-name="P23"/>
      <text:h text:style-name="P40" text:outline-level="2"><text:span text:style-name="T32">3.4 </text:span>Theme Configuration</text:h>
      <text:p text:style-name="P76">Theme configuration comes in two parts: within the configuration file, and within the theme file.</text:p>
      <text:p text:style-name="P76"/>
      <text:h text:style-name="P45" text:outline-level="3"><text:span text:style-name="T32">3.4.1 </text:span>Config.cfg</text:h>
      <text:p text:style-name="P77">To specify which themes file to load, use the following line is used:</text:p>
      <text:p text:style-name="P77"><text:tab/>themes<text:tab/><text:tab/>use:themes/theme.cfg</text:p>
      <text:p text:style-name="P77">Here, the path is not prefixed with a ‘/’ indicating that it is not an absolute path. This means that the path is prefixed with with the configuration directory “/home/$USER/.config/assembled/”.</text:p>
      <text:p text:style-name="P77"><text:tab/>themes<text:tab/><text:tab/>use:/home/$USER/.config/assembled/themes/config.cfg</text:p>
      <text:p text:style-name="P78">The above is an example of an absolute path. <text:span text:style-name="T4">Please not that $USER is a place holder for the name of the user</text:span><text:span text:style-name="T9">.</text:span></text:p>
      <text:p text:style-name="P78"><text:span text:style-name="T9"/></text:p>
      <text:h text:style-name="P46" text:outline-level="3"><text:span text:style-name="T32">3.4.2 </text:span>Theme.cfg</text:h>
      <text:p text:style-name="P79">Theme configuration values are formatted as follows:</text:p>
      <text:p text:style-name="P79"><text:tab/><text:span text:style-name="T4">A</text:span>:<text:span text:style-name="T8">B</text:span></text:p>
      <text:p text:style-name="P64"><text:span text:style-name="T28">Where </text:span><text:span text:style-name="T8">A</text:span><text:span text:style-name="T28"> is the integer index in the 32 entry color table (zero-based) and </text:span><text:span text:style-name="T8">B</text:span><text:span text:style-name="T28"> is the 0xRRGGBB representation of the color.</text:span><text:span text:style-name="T29"> Following is an example:</text:span></text:p>
      <text:p text:style-name="P64"><text:span text:style-name="T29"><text:tab/>0:0x</text:span><text:span text:style-name="T30">6FD184</text:span></text:p>
      <text:h text:style-name="P34" text:outline-level="1"><text:span text:style-name="T32">4 </text:span>Source Code Directory Structure</text:h>
      <text:p text:style-name="P3">The directory structure in implementation currently looks like the following list:</text:p>
      <text:list text:style-name="L2">
        <text:list-item>
          <text:p text:style-name="P54">src/</text:p>
          <text:list>
            <text:list-item>
              <text:p text:style-name="P54"><text:span text:style-name="T3">editor</text:span>/</text:p>
              <text:list>
                <text:list-item>
                  <text:p text:style-name="P54">config.c</text:p>
                </text:list-item>
                <text:list-item>
                  <text:p text:style-name="P54">functions.c</text:p>
                </text:list-item>
                <text:list-item>
                  <text:p text:style-name="P54">keyboard.c</text:p>
                </text:list-item>
              </text:list>
            </text:list-item>
            <text:list-item>
              <text:p text:style-name="P54">include/</text:p>
              <text:list>
                <text:list-item>
                  <text:p text:style-name="P54"><text:span text:style-name="T3">editor</text:span>/</text:p>
                  <text:list>
                    <text:list-item>
                      <text:p text:style-name="P54">config.h</text:p>
                    </text:list-item>
                    <text:list-item>
                      <text:p text:style-name="P54">functions.h</text:p>
                    </text:list-item>
                    <text:list-item>
                      <text:p text:style-name="P54">keyboard.h</text:p>
                    </text:list-item>
                  </text:list>
                </text:list-item>
                <text:list-item>
                  <text:p text:style-name="P54"><text:span text:style-name="T3">interface</text:span>/</text:p>
                  <text:list>
                    <text:list-item>
                      <text:p text:style-name="P54">screens/</text:p>
                      <text:list>
                        <text:list-item>
                          <text:p text:style-name="P54">start.h</text:p>
                        </text:list-item>
                      </text:list>
                    </text:list-item>
                    <text:list-item>
                      <text:p text:style-name="P74">theming/</text:p>
                      <text:list>
                        <text:list-item>
                          <text:p text:style-name="P74">themes.h</text:p>
                        </text:list-item>
                      </text:list>
                    </text:list-item>
                    <text:list-item>
                      <text:p text:style-name="P54">interface.h</text:p>
                    </text:list-item>
                  </text:list>
                </text:list-item>
                <text:list-item>
                  <text:p text:style-name="P54">global.h</text:p>
                </text:list-item>
                <text:list-item>
                  <text:p text:style-name="P54">util.h</text:p>
                </text:list-item>
              </text:list>
            </text:list-item>
            <text:list-item>
              <text:p text:style-name="P54"><text:span text:style-name="T3">interface</text:span>/</text:p>
              <text:list>
                <text:list-item>
                  <text:p text:style-name="P54">screens/</text:p>
                  <text:list>
                    <text:list-item>
                      <text:p text:style-name="P54">start.c</text:p>
                    </text:list-item>
                  </text:list>
                </text:list-item>
                <text:list-item>
                  <text:p text:style-name="P74">theming/</text:p>
                  <text:list>
                    <text:list-item>
                      <text:p text:style-name="P74">themes.c</text:p>
                    </text:list-item>
                  </text:list>
                </text:list-item>
                <text:list-item>
                  <text:p text:style-name="P54">interface.c</text:p>
                </text:list-item>
              </text:list>
            </text:list-item>
            <text:list-item>
              <text:p text:style-name="P54">main.c</text:p>
            </text:list-item>
            <text:list-item>
              <text:p text:style-name="P54">util.c</text:p>
            </text:list-item>
          </text:list>
        </text:list-item>
      </text:list>
      <text:p text:style-name="P3"/>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8">Likewise, an example of rendering is the screen interface. There are various different screens which the user can access and the program needs to somehow manage which screen is being rendered and updated.</text:p>
      <text:p text:style-name="P9">main.c<text:span text:style-name="T9"> is used for concatenating the two halves into one functioning program.</text:span></text:p>
      <text:p text:style-name="P13"/>
      <text:h text:style-name="P38" text:outline-level="2"><text:span text:style-name="T32">4.1 </text:span>Editor Half</text:h>
      <text:p text:style-name="P6">The editor is responsible for handling non-visual tasks. <text:span text:style-name="T21">Examples of non-visual tasks are:</text:span></text:p>
      <text:list text:style-name="L3">
        <text:list-item>
          <text:p text:style-name="P57">Reading the configuration file</text:p>
        </text:list-item>
        <text:list-item>
          <text:p text:style-name="P57">Reading user input</text:p>
        </text:list-item>
        <text:list-item>
          <text:p text:style-name="P57">Interpreting user input</text:p>
        </text:list-item>
        <text:list-item>
          <text:p text:style-name="P57">Updating internal text buffers</text:p>
        </text:list-item>
      </text:list>
      <text:p text:style-name="P22">Currently there are three source files in the editor directory: <text:span text:style-name="T4">config.c</text:span><text:span text:style-name="T9">, </text:span><text:span text:style-name="T4">functions.c</text:span><text:span text:style-name="T9">, </text:span><text:span text:style-name="T4">keyboard.c</text:span><text:span text:style-name="T9">.</text:span></text:p>
      <text:p text:style-name="P18"/>
      <text:h text:style-name="P45" text:outline-level="3"><text:span text:style-name="T32">4.1.1 </text:span>config.c</text:h>
      <text:p text:style-name="P80">This file is responsible for reading configuration files. A given configuration file is lexed using the BNF tree found in 3.1. Once the file is converted to tokens, then this stream is interpreted.</text:p>
      <text:p text:style-name="P80">This interpreter splits its work up. It first reads the first two tokens (these are apart of the command column). These two must be of type KEY and TAB.</text:p>
      <text:p text:style-name="P80">From here, an appropriate configuration function is derived from the KEY token’s value. <text:span text:style-name="T31">These configuration functions must return a </text:span><text:span text:style-name="T7">struct cfg_token *</text:span><text:span text:style-name="T13"> (this should be the last token that the function has touched), and accept an argument of </text:span><text:span text:style-name="T7">struct cfg_token *</text:span><text:span text:style-name="T13"> (this is the starting token given by interpreter).</text:span></text:p>
      <text:h text:style-name="P45" text:outline-level="3"><text:span text:style-name="T32">4.1.2 </text:span>functions.c</text:h>
      <text:p text:style-name="P24"><text:span text:style-name="T4">functions.c</text:span> contains the implementation of a hashmap of functions, and the functions themselves. </text:p>
      <text:p text:style-name="P24"/>
      <text:h text:style-name="P45" text:outline-level="3"><text:span text:style-name="T32">4.1.3 </text:span>keyboard.c</text:h>
      <text:p text:style-name="P30">Contains a series of functions used for submitting and interpreting key presses, as well as a function to set up, <text:span text:style-name="T23">configure,</text:span> the key layers which are used to interpret each key press.</text:p>
      <text:h text:style-name="P50" text:outline-level="4"><text:span text:style-name="T32">4.1.3.1 </text:span>Run-time</text:h>
      <text:p text:style-name="P29">When a key is pressed, the <text:span text:style-name="T4">key</text:span><text:span text:style-name="T9"> function is called. This function pushes </text:span><text:span text:style-name="T10">the</text:span><text:span text:style-name="T9"> key to the key stack, advances the key stack pointer, and tries to collapse the stack.</text:span></text:p>
      <text:p text:style-name="P29"><text:span text:style-name="T9">Collapsing the stack is done through the </text:span><text:span text:style-name="T4">collapse_stack </text:span><text:span text:style-name="T9">function. Which will iterate from the bottom of the stack to the top, </text:span><text:span text:style-name="T11">indexing each element with the letter </text:span><text:span text:style-name="T6">i</text:span><text:span text:style-name="T9">. It will use the current value it observes a</text:span><text:span text:style-name="T11">t</text:span><text:span text:style-name="T6"> i</text:span><text:span text:style-name="T11"> as</text:span><text:span text:style-name="T4"> </text:span><text:span text:style-name="T9">the </text:span><text:span text:style-name="T11">index</text:span><text:span text:style-name="T9"> into the function array member of the current key layer.</text:span></text:p>
      <text:p text:style-name="P19">If the function pointer that is retrieved is NULL, the stack pointer is reset and interpretation is stopped.</text:p>
      <text:p text:style-name="P31"><text:span text:style-name="T9">If the function pointer that is retrieved is equivalent to </text:span><text:span text:style-name="T4">layer_down </text:span><text:span text:style-name="T9">then the current key layer will be swapped to the next, and the loop will be put onto its next cycle.</text:span></text:p>
      <text:p text:style-name="P29"><text:span text:style-name="T9">Finally, if the loop has found a function which is non-NULL and a </text:span><text:span text:style-name="T12">non-</text:span><text:span text:style-name="T4">layer_down </text:span><text:span text:style-name="T9">then it will jump to that functio</text:span><text:span text:style-name="T12">n.</text:span><text:span text:style-name="T9"> Reseting the key stack pointer just before leaving the </text:span><text:span text:style-name="T4">collapse_stack</text:span><text:span text:style-name="T9"> function.</text:span></text:p>
      <text:p text:style-name="P20"/>
      <text:p text:style-name="Text_20_body"/>
      <text:h text:style-name="P50" text:outline-level="4"><text:span text:style-name="T32">4.1.3.2 </text:span>Configuration</text:h>
      <text:p text:style-name="P61">keyboard.c <text:span text:style-name="T9">is configured through the use of the </text:span><text:span text:style-name="T31">configure_keyboard</text:span><text:span text:style-name="T13"> function. As described abov</text:span><text:span text:style-name="T14">e by section 4.1.1, </text:span><text:span text:style-name="T34">configure_keyboard</text:span><text:span text:style-name="T14"> function receives a </text:span><text:span text:style-name="T34">struct cfg_token *</text:span><text:span text:style-name="T14"> and returns one.</text:span></text:p>
      <text:p text:style-name="P62"><text:span text:style-name="T9">The functions starts by checking that the token it has received has a type of KEY </text:span><text:span text:style-name="T15">and a value of </text:span><text:span text:style-name="T16">LOOKUP_KEYSEQ. If this test passses, it moves onto the next token. This token must have a type of STR. This is the function name, and the value of the token is hashed and converted to an index.</text:span></text:p>
      <text:p text:style-name="P63"><text:span text:style-name="T9">The next token must be of type COL.</text:span></text:p>
      <text:p text:style-name="P63"><text:span text:style-name="T9">Next is a series of integers </text:span><text:span text:style-name="T17">which correspond to the key sequence that should be inputted to call the function specified earlier. This series is scanned through until a non-INT or a non-COM token is reached.</text:span></text:p>
      <text:p text:style-name="P63"><text:span text:style-name="T17"/></text:p>
      <text:h text:style-name="P50" text:outline-level="4">void key(c)</text:h>
      <text:p text:style-name="P27">Push the given character, c, to the key stack.</text:p>
      <text:h text:style-name="P47" text:outline-level="4">c – Character to push to the key stack</text:h>
      <text:h text:style-name="Heading_20_6" text:outline-level="6">char</text:h>
      <text:p text:style-name="P25"/>
      <text:h text:style-name="P50" text:outline-level="4">void init_keyboard(line)</text:h>
      <text:p text:style-name="P28">Interpret the given line and apply proper changes to internal data structures.</text:p>
      <text:h text:style-name="Heading_20_5" text:outline-level="5">line – Line of configuration relevant to the keyboard </text:h>
      <text:h text:style-name="Heading_20_6" text:outline-level="6">char *</text:h>
      <text:p text:style-name="P22"/>
      <text:h text:style-name="P38" text:outline-level="2"><text:span text:style-name="T33">4.2 </text:span>Interface Half</text:h>
      <text:p text:style-name="P6">The interface manages all possible screens which can be displayed to the user at any time.</text:p>
      <text:p text:style-name="P10">interface/<text:span text:style-name="T9">i</text:span>nterface.c <text:span text:style-name="T9">contains two functions: register_screen and switch_to_screen.</text:span></text:p>
      <text:p text:style-name="P14"/>
      <text:p text:style-name="P16">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17"/>
      <text:p text:style-name="Text_20_body"/>
      <text:h text:style-name="P43" text:outline-level="3"><text:span text:style-name="T19">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12">Returns the index of the screen <text:span text:style-name="T20">in the</text:span> hashmap.</text:p>
      <text:h text:style-name="P48" text:outline-level="4">name – The name of the screen, used as the key within the hashmap of screens</text:h>
      <text:h text:style-name="P51" text:outline-level="5">char *</text:h>
      <text:h text:style-name="P48" text:outline-level="4">render – A function pointer to the code which renders the screen to the TUI</text:h>
      <text:h text:style-name="Heading_20_5" text:outline-level="5">void (*)(struct render_context *)</text:h>
      <text:h text:style-name="P48" text:outline-level="4">update – A function pointer to the code which updates the screen</text:h>
      <text:h text:style-name="Heading_20_5" text:outline-level="5">void (*)(struct render_context *)</text:h>
      <text:h text:style-name="P48" text:outline-level="4">local – A function pointer for handling special cases</text:h>
      <text:h text:style-name="Heading_20_5" text:outline-level="5">void (*)()</text:h>
      <text:p text:style-name="P7">Special cases occur for events like navigation keys. <text:span text:style-name="T18">When a key mapped to a function such as “up” is pressed, the “up” function is called. This function is then told to call into the local handler of the currently active screen with the code LOCAL_ARROW_UP.</text:span></text:p>
      <text:p text:style-name="P11"/>
      <text:p text:style-name="Text_20_body"/>
      <text:h text:style-name="P44" text:outline-level="3"><text:span text:style-name="T20">int </text:span><text:span text:style-name="T19">switch_to_screen</text:span>(name)</text:h>
      <text:p text:style-name="P1">Switches the <text:span text:style-name="T4">active_screen </text:span><text:span text:style-name="T9">pointer to point to the specified screen.</text:span></text:p>
      <text:p text:style-name="P15">Returns the indedx of the screen in the hashmap.</text:p>
      <text:h text:style-name="P49" text:outline-level="4">name – The name of the screen to switch to</text:h>
      <text:h text:style-name="P52" text:outline-level="5">char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0-18T11:58:11.672404184</dc:date>
    <meta:editing-duration>PT3H29M42S</meta:editing-duration>
    <meta:editing-cycles>62</meta:editing-cycles>
    <meta:generator>LibreOffice/7.5.7.1$Linux_X86_64 LibreOffice_project/50$Build-1</meta:generator>
    <meta:document-statistic meta:table-count="1" meta:image-count="0" meta:object-count="0" meta:page-count="25" meta:paragraph-count="174" meta:word-count="1428" meta:character-count="8675" meta:non-whitespace-character-count="7436"/>
  </office:meta>
</office:document-meta>
</file>